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roob" svg:font-family="Uroob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Uroo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roob" svg:font-family="Uroob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0" meta:word-count="0" meta:character-count="0"/>
    <dc:date>2018-10-13T12:17:09.14</dc:date>
    <dc:creator>Thibault Martin-Teyssier</dc:creator>
    <meta:generator>OpenOffice/4.1.5$Win32 OpenOffice.org_project/415m1$Build-9789</meta:generator>
  </office:meta>
</office:document-meta>
</file>